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Notizen</text:p>
      <text:p text:style-name="Standard"/>
      <text:p text:style-name="Standard">Makler Lizenz CH &amp; D 5% einmalig von beiden<text:s/></text:p>
      <text:p text:style-name="Standard">D = Paragraph 34c der Gewerbeordnung</text:p>
      <text:p text:style-name="Standard">Ring Deutscher Makler" und "Verband Deutscher Makler"</text:p>
      <text:p text:style-name="Standard"/>
      <text:p text:style-name="Standard">CH<text:s/></text:p>
      <text:p text:style-name="Standard">Firmen Konstrukt<text:s/></text:p>
      <text:p text:style-name="Standard">D Hypo-privat CH <text:s/>Hypo-Invest <text:s/><text:s/>CH-Abrechnung Büro</text:p>
      <text:p text:style-name="Standard"/>
      <text:p text:style-name="Standard">Kreditor zahlt Raten direkt an Investor</text:p>
      <text:p text:style-name="Standard">Aufstellung Ratenzahlung mit Angebot senden</text:p>
      <text:p text:style-name="Standard"/>
      <text:p text:style-name="Standard">Dokumente :</text:p>
      <text:p text:style-name="Standard">Hypovertrag D &amp; CH</text:p>
      <text:p text:style-name="Standard"><text:tab/>Mit Provision</text:p>
      <text:p text:style-name="Standard"><text:tab/>Gerichtsstand<text:s/>BLN oder NBG oder nach Kundenwunsch</text:p>
      <text:p text:style-name="Standard">Provisionsvertrag<text:s/></text:p>
      <text:p text:style-name="Standard">Vollmacht für Einsicht Grundbuch (Meine Unterlagen)<text:line-break/><text:a xlink:href="http://service.berlin.de/dienstleistung/326598/" office:target-frame-name="_top" xlink:show="replace"><text:span text:style-name="Hyperlink">http://service.berlin.de/dienstleistung/326598/</text:span></text:a></text:p>
      <text:p text:style-name="Standard">Bei Kontakt &amp; Adressvergabe<text:s/>Sicherheitsleistung 2.5% Provision vom Investor oder Festbetrag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ch</meta:initial-creator>
    <dc:creator>ich</dc:creator>
    <meta:creation-date>2016-06-06T04:15:00Z</meta:creation-date>
    <dc:date>2016-06-06T06:43:00Z</dc:date>
    <meta:template xlink:href="Normal.dotm" xlink:type="simple"/>
    <meta:editing-cycles>2</meta:editing-cycles>
    <meta:editing-duration>PT0S</meta:editing-duration>
    <meta:document-statistic meta:page-count="1" meta:paragraph-count="1" meta:word-count="92" meta:character-count="677" meta:row-count="4" meta:non-whitespace-character-count="586"/>
  </office:meta>
</office:document-meta>
</file>